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in" style:auto-text-indent="false" fo:background-color="transparent"/>
      <style:text-properties style:font-name="Times New Roman" fo:font-size="11pt" officeooo:rsid="000c65ea" officeooo:paragraph-rsid="000c65ea" style:font-size-asian="9.60000038146973pt" style:font-size-complex="11pt"/>
    </style:style>
    <style:style style:name="P2" style:family="paragraph" style:parent-style-name="Standard">
      <loext:graphic-properties draw:fill="none"/>
      <style:paragraph-properties fo:margin-left="0in" fo:margin-right="0in" fo:text-indent="0in" style:auto-text-indent="false" fo:background-color="transparent"/>
      <style:text-properties style:font-name="Times New Roman" fo:font-size="11pt" officeooo:rsid="000c65ea" officeooo:paragraph-rsid="004d6df2" style:font-size-asian="9.60000038146973pt" style:font-size-complex="11pt"/>
    </style:style>
    <style:style style:name="P3" style:family="paragraph" style:parent-style-name="Standard">
      <loext:graphic-properties draw:fill="none"/>
      <style:paragraph-properties fo:margin-left="0in" fo:margin-right="0in" fo:text-indent="0in" style:auto-text-indent="false" fo:background-color="transparent"/>
      <style:text-properties style:font-name="Times New Roman" fo:font-size="11pt" officeooo:rsid="0011960d" officeooo:paragraph-rsid="000c65ea" style:font-size-asian="9.60000038146973pt" style:font-size-complex="11pt"/>
    </style:style>
    <style:style style:name="P4" style:family="paragraph" style:parent-style-name="Standard">
      <loext:graphic-properties draw:fill="none"/>
      <style:paragraph-properties fo:margin-left="0in" fo:margin-right="0in" fo:text-indent="0in" style:auto-text-indent="false" fo:background-color="transparent"/>
      <style:text-properties style:font-name="Times New Roman" fo:font-size="11pt" fo:language="it" fo:country="IT" officeooo:rsid="000c65ea" officeooo:paragraph-rsid="000c65ea" style:font-size-asian="9.60000038146973pt" style:font-size-complex="11pt"/>
    </style:style>
    <style:style style:name="P5" style:family="paragraph" style:parent-style-name="Standard">
      <loext:graphic-properties draw:fill="none"/>
      <style:paragraph-properties fo:margin-left="0in" fo:margin-right="0in" fo:text-indent="0in" style:auto-text-indent="false" fo:background-color="transparent"/>
      <style:text-properties style:font-name="Times New Roman" fo:font-size="11pt" fo:language="it" fo:country="IT" officeooo:rsid="0018c000" officeooo:paragraph-rsid="0018c000" style:font-size-asian="9.60000038146973pt" style:font-size-complex="11pt"/>
    </style:style>
    <style:style style:name="P6" style:family="paragraph" style:parent-style-name="Standard">
      <loext:graphic-properties draw:fill="none"/>
      <style:paragraph-properties fo:margin-left="0in" fo:margin-right="0in" fo:text-indent="0in" style:auto-text-indent="false" fo:background-color="transparent"/>
      <style:text-properties style:font-name="Times New Roman" fo:font-size="11pt" fo:language="it" fo:country="IT" officeooo:rsid="0051fa8a" officeooo:paragraph-rsid="0051fa8a" style:font-size-asian="9.60000038146973pt" style:font-size-complex="11pt"/>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4pt" fo:language="it" fo:country="IT" officeooo:rsid="000c65ea" officeooo:paragraph-rsid="000c65ea" style:font-size-asian="14pt" style:font-size-complex="14pt"/>
    </style:style>
    <style:style style:name="P8"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font-weight="bold" officeooo:rsid="0030b9e2" officeooo:paragraph-rsid="0030b9e2" style:font-size-asian="10.5pt" style:font-weight-asian="bold" style:font-size-complex="12pt" style:font-weight-complex="bold"/>
    </style:style>
    <style:style style:name="P9" style:family="paragraph" style:parent-style-name="Standard">
      <loext:graphic-properties draw:fill="none"/>
      <style:paragraph-properties fo:margin-left="0in" fo:margin-right="0in" fo:text-indent="0in" style:auto-text-indent="false" fo:background-color="transparent"/>
      <style:text-properties officeooo:paragraph-rsid="000c65ea"/>
    </style:style>
    <style:style style:name="P10" style:family="paragraph" style:parent-style-name="Standard">
      <loext:graphic-properties draw:fill="none"/>
      <style:paragraph-properties fo:margin-left="0in" fo:margin-right="0in" fo:text-indent="0in" style:auto-text-indent="false" fo:background-color="transparent"/>
      <style:text-properties officeooo:paragraph-rsid="000e04c9"/>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114024" officeooo:paragraph-rsid="00114024"/>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11960d" officeooo:paragraph-rsid="0011960d"/>
    </style:style>
    <style:style style:name="P13" style:family="paragraph" style:parent-style-name="Standard">
      <loext:graphic-properties draw:fill="none"/>
      <style:paragraph-properties fo:margin-left="0in" fo:margin-right="0in" fo:text-indent="0in" style:auto-text-indent="false" fo:background-color="transparent"/>
      <style:text-properties fo:font-size="11pt" fo:font-weight="normal" officeooo:rsid="004e92b1" officeooo:paragraph-rsid="004e92b1" style:font-size-asian="9.60000038146973pt" style:font-weight-asian="normal" style:font-size-complex="11pt"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fo:font-size="11pt" fo:font-weight="normal" officeooo:rsid="004f74e1" officeooo:paragraph-rsid="004f74e1" style:font-size-asian="9.60000038146973pt" style:font-weight-asian="normal" style:font-size-complex="11pt" style:font-weight-complex="normal"/>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122733" officeooo:paragraph-rsid="00122733"/>
    </style:style>
    <style:style style:name="P16" style:family="paragraph" style:parent-style-name="Standard">
      <loext:graphic-properties draw:fill="none"/>
      <style:paragraph-properties fo:margin-left="0in" fo:margin-right="0in" fo:text-indent="0in" style:auto-text-indent="false" fo:background-color="transparent"/>
      <style:text-properties officeooo:paragraph-rsid="00122733"/>
    </style:style>
    <style:style style:name="P17" style:family="paragraph" style:parent-style-name="Standard">
      <loext:graphic-properties draw:fill="none"/>
      <style:paragraph-properties fo:margin-left="0in" fo:margin-right="0in" fo:text-indent="0in" style:auto-text-indent="false" fo:background-color="transparent"/>
      <style:text-properties officeooo:rsid="001451f0" officeooo:paragraph-rsid="001451f0"/>
    </style:style>
    <style:style style:name="P18" style:family="paragraph" style:parent-style-name="Standard">
      <loext:graphic-properties draw:fill="none"/>
      <style:paragraph-properties fo:margin-left="0in" fo:margin-right="0in" fo:text-indent="0in" style:auto-text-indent="false" fo:background-color="transparent"/>
      <style:text-properties officeooo:paragraph-rsid="001451f0"/>
    </style:style>
    <style:style style:name="P19" style:family="paragraph" style:parent-style-name="Standard">
      <loext:graphic-properties draw:fill="none"/>
      <style:paragraph-properties fo:margin-left="0in" fo:margin-right="0in" fo:text-indent="0in" style:auto-text-indent="false" fo:background-color="transparent"/>
      <style:text-properties officeooo:paragraph-rsid="0016368e"/>
    </style:style>
    <style:style style:name="P20" style:family="paragraph" style:parent-style-name="Standard">
      <loext:graphic-properties draw:fill="none"/>
      <style:paragraph-properties fo:margin-left="0in" fo:margin-right="0in" fo:text-indent="0in" style:auto-text-indent="false" fo:background-color="transparent"/>
      <style:text-properties officeooo:paragraph-rsid="00178454"/>
    </style:style>
    <style:style style:name="P21" style:family="paragraph" style:parent-style-name="Standard">
      <loext:graphic-properties draw:fill="none"/>
      <style:paragraph-properties fo:margin-left="0in" fo:margin-right="0in" fo:text-indent="0in" style:auto-text-indent="false" fo:background-color="transparent"/>
      <style:text-properties officeooo:rsid="0024eb5a" officeooo:paragraph-rsid="0024eb5a"/>
    </style:style>
    <style:style style:name="P22" style:family="paragraph" style:parent-style-name="Standard">
      <loext:graphic-properties draw:fill="none"/>
      <style:paragraph-properties fo:margin-left="0in" fo:margin-right="0in" fo:text-indent="0in" style:auto-text-indent="false" fo:background-color="transparent"/>
      <style:text-properties officeooo:rsid="00250550" officeooo:paragraph-rsid="00250550"/>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250550" officeooo:paragraph-rsid="0026cea7"/>
    </style:style>
    <style:style style:name="P24" style:family="paragraph" style:parent-style-name="Standard">
      <loext:graphic-properties draw:fill="none"/>
      <style:paragraph-properties fo:margin-left="0in" fo:margin-right="0in" fo:text-indent="0in" style:auto-text-indent="false" fo:background-color="transparent"/>
      <style:text-properties officeooo:rsid="0026cea7" officeooo:paragraph-rsid="0026cea7"/>
    </style:style>
    <style:style style:name="P25" style:family="paragraph" style:parent-style-name="Standard">
      <loext:graphic-properties draw:fill="none"/>
      <style:paragraph-properties fo:margin-left="0in" fo:margin-right="0in" fo:text-indent="0in" style:auto-text-indent="false" fo:background-color="transparent"/>
      <style:text-properties officeooo:paragraph-rsid="0026cea7"/>
    </style:style>
    <style:style style:name="P26" style:family="paragraph" style:parent-style-name="Standard">
      <loext:graphic-properties draw:fill="none"/>
      <style:paragraph-properties fo:margin-left="0in" fo:margin-right="0in" fo:text-indent="0in" style:auto-text-indent="false" fo:background-color="transparent"/>
      <style:text-properties officeooo:rsid="00282607" officeooo:paragraph-rsid="00282607"/>
    </style:style>
    <style:style style:name="P27" style:family="paragraph" style:parent-style-name="Standard">
      <loext:graphic-properties draw:fill="none"/>
      <style:paragraph-properties fo:margin-left="0in" fo:margin-right="0in" fo:text-indent="0in" style:auto-text-indent="false" fo:background-color="transparent"/>
      <style:text-properties officeooo:paragraph-rsid="00282607"/>
    </style:style>
    <style:style style:name="P28" style:family="paragraph" style:parent-style-name="Standard">
      <loext:graphic-properties draw:fill="none"/>
      <style:paragraph-properties fo:margin-left="0in" fo:margin-right="0in" fo:text-indent="0in" style:auto-text-indent="false" fo:background-color="transparent"/>
      <style:text-properties officeooo:rsid="0029024e" officeooo:paragraph-rsid="0029024e"/>
    </style:style>
    <style:style style:name="P29" style:family="paragraph" style:parent-style-name="Standard">
      <loext:graphic-properties draw:fill="none"/>
      <style:paragraph-properties fo:margin-left="0in" fo:margin-right="0in" fo:text-indent="0in" style:auto-text-indent="false" fo:background-color="transparent"/>
      <style:text-properties officeooo:paragraph-rsid="0029024e"/>
    </style:style>
    <style:style style:name="P30" style:family="paragraph" style:parent-style-name="Standard">
      <loext:graphic-properties draw:fill="none"/>
      <style:paragraph-properties fo:margin-left="0in" fo:margin-right="0in" fo:text-indent="0in" style:auto-text-indent="false" fo:background-color="transparent"/>
      <style:text-properties fo:font-size="12pt" officeooo:rsid="0024eb5a" officeooo:paragraph-rsid="0024eb5a" style:font-size-asian="12pt" style:font-size-complex="12pt"/>
    </style:style>
    <style:style style:name="P31" style:family="paragraph" style:parent-style-name="Standard">
      <loext:graphic-properties draw:fill="none"/>
      <style:paragraph-properties fo:margin-left="0in" fo:margin-right="0in" fo:text-indent="0in" style:auto-text-indent="false" fo:background-color="transparent"/>
      <style:text-properties fo:font-size="12pt" fo:font-weight="bold" officeooo:rsid="00122733" officeooo:paragraph-rsid="00122733" style:font-size-asian="12pt" style:font-weight-asian="bold" style:font-size-complex="12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fo:font-size="12pt" fo:font-weight="bold" officeooo:rsid="00409588" officeooo:paragraph-rsid="00409588" style:font-size-asian="12pt" style:font-weight-asian="bold" style:font-size-complex="12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fo:font-size="12pt" fo:font-weight="bold" officeooo:rsid="00384ca4" officeooo:paragraph-rsid="00384ca4" style:font-size-asian="12pt" style:font-weight-asian="bold" style:font-size-complex="12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fo:font-size="12pt" fo:font-weight="bold" officeooo:rsid="004e92b1" officeooo:paragraph-rsid="004e92b1" style:font-size-asian="12pt" style:font-weight-asian="bold" style:font-size-complex="12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officeooo:paragraph-rsid="0032917d"/>
    </style:style>
    <style:style style:name="P36" style:family="paragraph" style:parent-style-name="Standard">
      <loext:graphic-properties draw:fill="none"/>
      <style:paragraph-properties fo:margin-left="0in" fo:margin-right="0in" fo:text-indent="0in" style:auto-text-indent="false" fo:background-color="transparent"/>
      <style:text-properties officeooo:paragraph-rsid="00384ca4"/>
    </style:style>
    <style:style style:name="P37" style:family="paragraph" style:parent-style-name="Standard">
      <loext:graphic-properties draw:fill="none"/>
      <style:paragraph-properties fo:margin-left="0in" fo:margin-right="0in" fo:text-indent="0in" style:auto-text-indent="false" fo:background-color="transparent"/>
      <style:text-properties officeooo:paragraph-rsid="00396694"/>
    </style:style>
    <style:style style:name="P38" style:family="paragraph" style:parent-style-name="Standard">
      <loext:graphic-properties draw:fill="none"/>
      <style:paragraph-properties fo:margin-left="0in" fo:margin-right="0in" fo:text-indent="0in" style:auto-text-indent="false" fo:background-color="transparent"/>
      <style:text-properties officeooo:paragraph-rsid="003aa102"/>
    </style:style>
    <style:style style:name="P39" style:family="paragraph" style:parent-style-name="Standard">
      <loext:graphic-properties draw:fill="none"/>
      <style:paragraph-properties fo:margin-left="0in" fo:margin-right="0in" fo:text-indent="0in" style:auto-text-indent="false" fo:background-color="transparent"/>
      <style:text-properties officeooo:paragraph-rsid="0043844d"/>
    </style:style>
    <style:style style:name="P40" style:family="paragraph" style:parent-style-name="Standard">
      <loext:graphic-properties draw:fill="none"/>
      <style:paragraph-properties fo:margin-left="0in" fo:margin-right="0in" fo:text-indent="0in" style:auto-text-indent="false" fo:background-color="transparent"/>
      <style:text-properties officeooo:paragraph-rsid="0043e1ad"/>
    </style:style>
    <style:style style:name="P41" style:family="paragraph" style:parent-style-name="Standard">
      <loext:graphic-properties draw:fill="none"/>
      <style:paragraph-properties fo:margin-left="0in" fo:margin-right="0in" fo:text-indent="0in" style:auto-text-indent="false" fo:background-color="transparent"/>
      <style:text-properties officeooo:rsid="0048dd47" officeooo:paragraph-rsid="0048dd47"/>
    </style:style>
    <style:style style:name="P42" style:family="paragraph" style:parent-style-name="Standard">
      <loext:graphic-properties draw:fill="none"/>
      <style:paragraph-properties fo:margin-left="0in" fo:margin-right="0in" fo:text-indent="0in" style:auto-text-indent="false" fo:background-color="transparent"/>
      <style:text-properties officeooo:paragraph-rsid="004ab7cb"/>
    </style:style>
    <style:style style:name="P43" style:family="paragraph" style:parent-style-name="Standard">
      <loext:graphic-properties draw:fill="none"/>
      <style:paragraph-properties fo:margin-left="0in" fo:margin-right="0in" fo:text-indent="0in" style:auto-text-indent="false" fo:background-color="transparent"/>
      <style:text-properties officeooo:rsid="004d02a2" officeooo:paragraph-rsid="004d02a2"/>
    </style:style>
    <style:style style:name="P44" style:family="paragraph" style:parent-style-name="Standard">
      <loext:graphic-properties draw:fill="none"/>
      <style:paragraph-properties fo:margin-left="0in" fo:margin-right="0in" fo:text-indent="0in" style:auto-text-indent="false" fo:background-color="transparent"/>
      <style:text-properties officeooo:rsid="0051fa8a" officeooo:paragraph-rsid="0051fa8a"/>
    </style:style>
    <style:style style:name="P45" style:family="paragraph" style:parent-style-name="Standard">
      <loext:graphic-properties draw:fill="none"/>
      <style:paragraph-properties fo:margin-left="0in" fo:margin-right="0in" fo:text-indent="0in" style:auto-text-indent="false" fo:background-color="transparent"/>
      <style:text-properties officeooo:paragraph-rsid="0051fa8a"/>
    </style:style>
    <style:style style:name="P46"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Times New Roman" fo:font-size="14pt" fo:language="it" fo:country="IT" officeooo:rsid="000c65ea" officeooo:paragraph-rsid="000c65ea" style:font-size-asian="14pt" style:font-size-complex="14pt"/>
    </style:style>
    <style:style style:name="T1" style:family="text">
      <style:text-properties fo:language="it" fo:country="IT"/>
    </style:style>
    <style:style style:name="T2" style:family="text">
      <style:text-properties fo:language="it" fo:country="IT" officeooo:rsid="00328848"/>
    </style:style>
    <style:style style:name="T3" style:family="text">
      <style:text-properties fo:language="it" fo:country="IT" fo:font-weight="normal" style:font-size-asian="11pt" style:font-weight-asian="normal" style:font-weight-complex="normal"/>
    </style:style>
    <style:style style:name="T4" style:family="text">
      <style:text-properties style:font-name="Times New Roman" fo:font-size="11pt" fo:language="it" fo:country="IT" style:font-size-asian="9.60000038146973pt" style:font-size-complex="11pt"/>
    </style:style>
    <style:style style:name="T5" style:family="text">
      <style:text-properties style:font-name="Times New Roman" fo:font-size="11pt" fo:language="it" fo:country="IT" officeooo:rsid="000c65ea" style:font-size-asian="9.60000038146973pt" style:font-size-complex="11pt"/>
    </style:style>
    <style:style style:name="T6" style:family="text">
      <style:text-properties style:font-name="Times New Roman" fo:font-size="11pt" fo:language="it" fo:country="IT" officeooo:rsid="000e04c9" style:font-size-asian="9.60000038146973pt" style:font-size-complex="11pt"/>
    </style:style>
    <style:style style:name="T7" style:family="text">
      <style:text-properties style:font-name="Times New Roman" fo:font-size="11pt" fo:language="it" fo:country="IT" officeooo:rsid="000ee86c" style:font-size-asian="9.60000038146973pt" style:font-size-complex="11pt"/>
    </style:style>
    <style:style style:name="T8" style:family="text">
      <style:text-properties style:font-name="Times New Roman" fo:font-size="11pt" fo:language="it" fo:country="IT" officeooo:rsid="00114024" style:font-size-asian="9.60000038146973pt" style:font-size-complex="11pt"/>
    </style:style>
    <style:style style:name="T9" style:family="text">
      <style:text-properties style:font-name="Times New Roman" fo:font-size="11pt" fo:language="it" fo:country="IT" officeooo:rsid="0011960d" style:font-size-asian="9.60000038146973pt" style:font-size-complex="11pt"/>
    </style:style>
    <style:style style:name="T10" style:family="text">
      <style:text-properties style:font-name="Times New Roman" fo:font-size="11pt" fo:language="it" fo:country="IT" officeooo:rsid="00122733" style:font-size-asian="9.60000038146973pt" style:font-size-complex="11pt"/>
    </style:style>
    <style:style style:name="T11" style:family="text">
      <style:text-properties style:font-name="Times New Roman" fo:font-size="11pt" fo:language="it" fo:country="IT" officeooo:rsid="0013490c" style:font-size-asian="9.60000038146973pt" style:font-size-complex="11pt"/>
    </style:style>
    <style:style style:name="T12" style:family="text">
      <style:text-properties style:font-name="Times New Roman" fo:font-size="11pt" fo:language="it" fo:country="IT" officeooo:rsid="001451f0" style:font-size-asian="9.60000038146973pt" style:font-size-complex="11pt"/>
    </style:style>
    <style:style style:name="T13" style:family="text">
      <style:text-properties style:font-name="Times New Roman" fo:font-size="11pt" fo:language="it" fo:country="IT" officeooo:rsid="0016368e" style:font-size-asian="9.60000038146973pt" style:font-size-complex="11pt"/>
    </style:style>
    <style:style style:name="T14" style:family="text">
      <style:text-properties style:font-name="Times New Roman" fo:font-size="11pt" fo:language="it" fo:country="IT" officeooo:rsid="0018c000" style:font-size-asian="9.60000038146973pt" style:font-size-complex="11pt"/>
    </style:style>
    <style:style style:name="T15" style:family="text">
      <style:text-properties style:font-name="Times New Roman" fo:font-size="11pt" fo:language="it" fo:country="IT" officeooo:rsid="001aadc3" style:font-size-asian="9.60000038146973pt" style:font-size-complex="11pt"/>
    </style:style>
    <style:style style:name="T16" style:family="text">
      <style:text-properties style:font-name="Times New Roman" fo:font-size="11pt" fo:language="it" fo:country="IT" officeooo:rsid="001b3e31" style:font-size-asian="9.60000038146973pt" style:font-size-complex="11pt"/>
    </style:style>
    <style:style style:name="T17" style:family="text">
      <style:text-properties style:font-name="Times New Roman" fo:font-size="11pt" fo:language="it" fo:country="IT" officeooo:rsid="001baa20" style:font-size-asian="9.60000038146973pt" style:font-size-complex="11pt"/>
    </style:style>
    <style:style style:name="T18" style:family="text">
      <style:text-properties style:font-name="Times New Roman" fo:font-size="11pt" fo:language="it" fo:country="IT" officeooo:rsid="001cb874" style:font-size-asian="9.60000038146973pt" style:font-size-complex="11pt"/>
    </style:style>
    <style:style style:name="T19" style:family="text">
      <style:text-properties style:font-name="Times New Roman" fo:font-size="11pt" fo:language="it" fo:country="IT" officeooo:rsid="001cc467" style:font-size-asian="9.60000038146973pt" style:font-size-complex="11pt"/>
    </style:style>
    <style:style style:name="T20" style:family="text">
      <style:text-properties style:font-name="Times New Roman" fo:font-size="11pt" fo:language="it" fo:country="IT" officeooo:rsid="001ff73e" style:font-size-asian="9.60000038146973pt" style:font-size-complex="11pt"/>
    </style:style>
    <style:style style:name="T21" style:family="text">
      <style:text-properties style:font-name="Times New Roman" fo:font-size="11pt" fo:language="it" fo:country="IT" officeooo:rsid="00207992" style:font-size-asian="9.60000038146973pt" style:font-size-complex="11pt"/>
    </style:style>
    <style:style style:name="T22" style:family="text">
      <style:text-properties style:font-name="Times New Roman" fo:font-size="11pt" fo:language="it" fo:country="IT" officeooo:rsid="00207d2a" style:font-size-asian="9.60000038146973pt" style:font-size-complex="11pt"/>
    </style:style>
    <style:style style:name="T23" style:family="text">
      <style:text-properties style:font-name="Times New Roman" fo:font-size="11pt" fo:language="it" fo:country="IT" officeooo:rsid="00212d12" style:font-size-asian="9.60000038146973pt" style:font-size-complex="11pt"/>
    </style:style>
    <style:style style:name="T24" style:family="text">
      <style:text-properties style:font-name="Times New Roman" fo:font-size="11pt" fo:language="it" fo:country="IT" officeooo:rsid="00178454" style:font-size-asian="9.60000038146973pt" style:font-size-complex="11pt"/>
    </style:style>
    <style:style style:name="T25" style:family="text">
      <style:text-properties style:font-name="Times New Roman" fo:font-size="11pt" fo:language="it" fo:country="IT" officeooo:rsid="0022bf01" style:font-size-asian="9.60000038146973pt" style:font-size-complex="11pt"/>
    </style:style>
    <style:style style:name="T26" style:family="text">
      <style:text-properties style:font-name="Times New Roman" fo:font-size="11pt" fo:language="it" fo:country="IT" officeooo:rsid="00241e35" style:font-size-asian="9.60000038146973pt" style:font-size-complex="11pt"/>
    </style:style>
    <style:style style:name="T27" style:family="text">
      <style:text-properties style:font-name="Times New Roman" fo:font-size="11pt" fo:language="it" fo:country="IT" officeooo:rsid="00243e25" style:font-size-asian="9.60000038146973pt" style:font-size-complex="11pt"/>
    </style:style>
    <style:style style:name="T28" style:family="text">
      <style:text-properties style:font-name="Times New Roman" fo:font-size="11pt" fo:language="it" fo:country="IT" officeooo:rsid="00250550" style:font-size-asian="9.60000038146973pt" style:font-size-complex="11pt"/>
    </style:style>
    <style:style style:name="T29" style:family="text">
      <style:text-properties style:font-name="Times New Roman" fo:font-size="11pt" fo:language="it" fo:country="IT" officeooo:rsid="0026cea7" style:font-size-asian="9.60000038146973pt" style:font-size-complex="11pt"/>
    </style:style>
    <style:style style:name="T30" style:family="text">
      <style:text-properties style:font-name="Times New Roman" fo:font-size="11pt" fo:language="it" fo:country="IT" officeooo:rsid="00282607" style:font-size-asian="9.60000038146973pt" style:font-size-complex="11pt"/>
    </style:style>
    <style:style style:name="T31" style:family="text">
      <style:text-properties style:font-name="Times New Roman" fo:font-size="11pt" fo:language="it" fo:country="IT" officeooo:rsid="00287d44" style:font-size-asian="9.60000038146973pt" style:font-size-complex="11pt"/>
    </style:style>
    <style:style style:name="T32" style:family="text">
      <style:text-properties style:font-name="Times New Roman" fo:font-size="11pt" fo:language="it" fo:country="IT" officeooo:rsid="0029990d" style:font-size-asian="9.60000038146973pt" style:font-size-complex="11pt"/>
    </style:style>
    <style:style style:name="T33" style:family="text">
      <style:text-properties style:font-name="Times New Roman" fo:font-size="11pt" fo:language="it" fo:country="IT" officeooo:rsid="0029024e" style:font-size-asian="9.60000038146973pt" style:font-size-complex="11pt"/>
    </style:style>
    <style:style style:name="T34" style:family="text">
      <style:text-properties style:font-name="Times New Roman" fo:font-size="11pt" fo:language="it" fo:country="IT" officeooo:rsid="002a277b" style:font-size-asian="9.60000038146973pt" style:font-size-complex="11pt"/>
    </style:style>
    <style:style style:name="T35" style:family="text">
      <style:text-properties style:font-name="Times New Roman" fo:font-size="11pt" fo:language="it" fo:country="IT" officeooo:rsid="002b3f66" style:font-size-asian="9.60000038146973pt" style:font-size-complex="11pt"/>
    </style:style>
    <style:style style:name="T36" style:family="text">
      <style:text-properties style:font-name="Times New Roman" fo:font-size="11pt" fo:language="it" fo:country="IT" officeooo:rsid="0032917d" style:font-size-asian="9.60000038146973pt" style:font-size-complex="11pt"/>
    </style:style>
    <style:style style:name="T37" style:family="text">
      <style:text-properties style:font-name="Times New Roman" fo:font-size="11pt" fo:language="it" fo:country="IT" officeooo:rsid="0034d671" style:font-size-asian="9.60000038146973pt" style:font-size-complex="11pt"/>
    </style:style>
    <style:style style:name="T38" style:family="text">
      <style:text-properties style:font-name="Times New Roman" fo:font-size="11pt" fo:language="it" fo:country="IT" officeooo:rsid="00367598" style:font-size-asian="9.60000038146973pt" style:font-size-complex="11pt"/>
    </style:style>
    <style:style style:name="T39" style:family="text">
      <style:text-properties style:font-name="Times New Roman" fo:font-size="11pt" fo:language="it" fo:country="IT" officeooo:rsid="00388849" style:font-size-asian="9.60000038146973pt" style:font-size-complex="11pt"/>
    </style:style>
    <style:style style:name="T40" style:family="text">
      <style:text-properties style:font-name="Times New Roman" fo:font-size="11pt" fo:language="it" fo:country="IT" officeooo:rsid="00384ca4" style:font-size-asian="9.60000038146973pt" style:font-size-complex="11pt"/>
    </style:style>
    <style:style style:name="T41" style:family="text">
      <style:text-properties style:font-name="Times New Roman" fo:font-size="11pt" fo:language="it" fo:country="IT" officeooo:rsid="0038f43b" style:font-size-asian="9.60000038146973pt" style:font-size-complex="11pt"/>
    </style:style>
    <style:style style:name="T42" style:family="text">
      <style:text-properties style:font-name="Times New Roman" fo:font-size="11pt" fo:language="it" fo:country="IT" officeooo:rsid="00396694" style:font-size-asian="9.60000038146973pt" style:font-size-complex="11pt"/>
    </style:style>
    <style:style style:name="T43" style:family="text">
      <style:text-properties style:font-name="Times New Roman" fo:font-size="11pt" fo:language="it" fo:country="IT" officeooo:rsid="003aa102" style:font-size-asian="9.60000038146973pt" style:font-size-complex="11pt"/>
    </style:style>
    <style:style style:name="T44" style:family="text">
      <style:text-properties style:font-name="Times New Roman" fo:font-size="11pt" fo:language="it" fo:country="IT" officeooo:rsid="003c2f60" style:font-size-asian="9.60000038146973pt" style:font-size-complex="11pt"/>
    </style:style>
    <style:style style:name="T45" style:family="text">
      <style:text-properties style:font-name="Times New Roman" fo:font-size="11pt" fo:language="it" fo:country="IT" officeooo:rsid="003e2da5" style:font-size-asian="9.60000038146973pt" style:font-size-complex="11pt"/>
    </style:style>
    <style:style style:name="T46" style:family="text">
      <style:text-properties style:font-name="Times New Roman" fo:font-size="11pt" fo:language="it" fo:country="IT" officeooo:rsid="0043844d" style:font-size-asian="9.60000038146973pt" style:font-size-complex="11pt"/>
    </style:style>
    <style:style style:name="T47" style:family="text">
      <style:text-properties style:font-name="Times New Roman" fo:font-size="11pt" fo:language="it" fo:country="IT" officeooo:rsid="0045df46" style:font-size-asian="9.60000038146973pt" style:font-size-complex="11pt"/>
    </style:style>
    <style:style style:name="T48" style:family="text">
      <style:text-properties style:font-name="Times New Roman" fo:font-size="11pt" fo:language="it" fo:country="IT" officeooo:rsid="0051fa8a" style:font-size-asian="9.60000038146973pt" style:font-size-complex="11pt"/>
    </style:style>
    <style:style style:name="T49" style:family="text">
      <style:text-properties style:font-name="Times New Roman" fo:font-size="11pt" fo:language="it" fo:country="IT" officeooo:rsid="0052a704" style:font-size-asian="9.60000038146973pt" style:font-size-complex="11pt"/>
    </style:style>
    <style:style style:name="T50" style:family="text">
      <style:text-properties style:font-name="Times New Roman" fo:font-size="11pt" fo:language="it" fo:country="IT" style:text-underline-style="solid" style:text-underline-width="auto" style:text-underline-color="font-color" officeooo:rsid="001451f0" style:font-size-asian="9.60000038146973pt" style:font-size-complex="11pt"/>
    </style:style>
    <style:style style:name="T51" style:family="text">
      <style:text-properties style:font-name="Times New Roman" fo:language="it" fo:country="IT"/>
    </style:style>
    <style:style style:name="T52" style:family="text">
      <style:text-properties style:font-name="Times New Roman" fo:language="it" fo:country="IT" fo:font-weight="bold" style:font-weight-asian="bold" style:font-weight-complex="bold"/>
    </style:style>
    <style:style style:name="T53" style:family="text">
      <style:text-properties style:font-name="Times New Roman" fo:language="it" fo:country="IT" fo:font-weight="bold" officeooo:rsid="00241e35" style:font-weight-asian="bold" style:font-weight-complex="bold"/>
    </style:style>
    <style:style style:name="T54" style:family="text">
      <style:text-properties style:font-name="Times New Roman" fo:language="it" fo:country="IT" officeooo:rsid="003e2da5"/>
    </style:style>
    <style:style style:name="T55" style:family="text">
      <style:text-properties style:font-name="Times New Roman" fo:language="it" fo:country="IT" officeooo:rsid="002a277b"/>
    </style:style>
    <style:style style:name="T56" style:family="text">
      <style:text-properties officeooo:rsid="0018c000"/>
    </style:style>
    <style:style style:name="T57" style:family="text">
      <style:text-properties officeooo:rsid="0043e1ad"/>
    </style:style>
    <style:style style:name="T58" style:family="text">
      <style:text-properties officeooo:rsid="004579c1"/>
    </style:style>
    <style:style style:name="T59" style:family="text">
      <style:text-properties style:text-underline-style="none"/>
    </style:style>
    <style:style style:name="T60" style:family="text">
      <style:text-properties style:text-underline-style="none" officeooo:rsid="004579c1"/>
    </style:style>
    <style:style style:name="T61" style:family="text">
      <style:text-properties style:text-underline-style="none" officeooo:rsid="004ab7cb"/>
    </style:style>
    <style:style style:name="T62" style:family="text">
      <style:text-properties officeooo:rsid="004852c9"/>
    </style:style>
    <style:style style:name="T63" style:family="text">
      <style:text-properties fo:color="#ff0000" fo:language="it" fo:country="IT" style:font-size-asian="11pt"/>
    </style:style>
    <style:style style:name="T64" style:family="text">
      <style:text-properties fo:color="#ff0000" fo:language="it" fo:country="IT" fo:font-weight="bold" style:font-size-asian="11pt" style:font-weight-asian="bold" style:font-weight-complex="bold"/>
    </style:style>
    <style:style style:name="T65" style:family="text">
      <style:text-properties fo:color="#2a6099" style:text-underline-style="none"/>
    </style:style>
    <style:style style:name="T66" style:family="text">
      <style:text-properties fo:color="#2a6099" style:font-name="Times New Roman" fo:font-size="11pt" fo:language="it" fo:country="IT" officeooo:rsid="00388849" style:font-size-asian="9.60000038146973pt" style:font-size-complex="11pt"/>
    </style:style>
    <style:style style:name="T67" style:family="text">
      <style:text-properties fo:color="#2a6099" style:font-name="Times New Roman" fo:font-size="11pt" fo:language="it" fo:country="IT" officeooo:rsid="0043844d" style:font-size-asian="9.60000038146973pt" style:font-size-complex="11pt"/>
    </style:style>
    <style:style style:name="T68" style:family="text">
      <style:text-properties fo:color="#2a6099" style:font-name="Times New Roman" fo:font-size="11pt" fo:language="it" fo:country="IT" officeooo:rsid="0043e1ad" style:font-size-asian="9.60000038146973pt" style:font-size-complex="11pt"/>
    </style:style>
    <style:style style:name="T69" style:family="text">
      <style:text-properties fo:color="#2a6099" style:font-name="Times New Roman" fo:font-size="11pt" fo:language="it" fo:country="IT" officeooo:rsid="003e2da5" style:font-size-asian="9.60000038146973pt" style:font-size-complex="11pt"/>
    </style:style>
    <style:style style:name="T70" style:family="text">
      <style:text-properties fo:color="#2a6099" style:font-name="Times New Roman" fo:font-size="11pt" fo:language="it" fo:country="IT" officeooo:rsid="003aa102" style:font-size-asian="9.60000038146973pt" style:font-size-complex="11pt"/>
    </style:style>
    <style:style style:name="T71" style:family="text">
      <style:text-properties fo:color="#2a6099" style:font-name="Times New Roman" fo:font-size="11pt" fo:language="it" fo:country="IT" officeooo:rsid="00396694" style:font-size-asian="9.60000038146973pt" style:font-size-complex="11pt"/>
    </style:style>
    <style:style style:name="T72" style:family="text">
      <style:text-properties fo:color="#2a6099" style:font-name="Times New Roman" fo:font-size="11pt" fo:language="it" fo:country="IT" officeooo:rsid="00384ca4" style:font-size-asian="9.60000038146973pt" style:font-size-complex="11pt"/>
    </style:style>
    <style:style style:name="T73" style:family="text">
      <style:text-properties fo:color="#2a6099" officeooo:rsid="0043e1ad"/>
    </style:style>
    <style:style style:name="T74" style:family="text">
      <style:text-properties fo:color="#2a6099" officeooo:rsid="004579c1"/>
    </style:style>
    <style:style style:name="T75" style:family="text">
      <style:text-properties officeooo:rsid="0051fa8a"/>
    </style:style>
    <style:style style:name="T76" style:family="text">
      <style:text-properties officeooo:rsid="0052a7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Progetto Sistemi Operativi UNIPI 2021 </text:p>
      <text:p text:style-name="P7">Julian Duff</text:p>
      <text:p text:style-name="P4"/>
      <text:p text:style-name="P1"><text:span text:style-name="T1"/></text:p>
      <text:p text:style-name="P3"><text:span text:style-name="T1"/></text:p>
      <text:p text:style-name="P8"><text:span text:style-name="T2">I</text:span><text:span text:style-name="T1">mplementazione server </text:span><text:span text:style-name="T2">e gestione richieste client</text:span><text:span text:style-name="T1">:</text:span></text:p>
      <text:p text:style-name="P4">Il file server e’ <text:s/>implementato con un main thread che gestisce le connessioni dei client, creando un socket sul quale verranno accettate nuove connessioni <text:span text:style-name="T56">ch sono </text:span>e gestite attraverso un fd_set e chiamate alla syscall select.</text:p>
      <text:p text:style-name="P5">Per gestire le richieste viene utilizzata una threadpool con un numero costante di workers.</text:p>
      <text:p text:style-name="P10"><text:span text:style-name="T5">Le richieste </text:span><text:span text:style-name="T14">mandate </text:span><text:span text:style-name="T5">d</text:span><text:span text:style-name="T14">a</text:span><text:span text:style-name="T5">i client vengono inserite in una coda protetta da mutex dal MT.</text:span></text:p>
      <text:p text:style-name="P10"><text:span text:style-name="T6">Questa coda permette ai threadworkers di chiamare qualsiasi funzione che abbia un valore di ritorno </text:span><text:span text:style-name="T7">void* </text:span><text:span text:style-name="T6">e un parametro voi</text:span><text:span text:style-name="T7">d* </text:span><text:span text:style-name="T6">. </text:span><text:span text:style-name="T7">Viene usata principalmente per richiedere la lettura di una richiesta client, ma </text:span><text:span text:style-name="T6"><text:s/></text:span><text:span text:style-name="T7">permette anche di svolgere <text:s/>operazioni diverse, come ad esempio l’ uscita di tutti i thread.</text:span></text:p>
      <text:p text:style-name="P45"><text:span text:style-name="T7">L</text:span><text:span text:style-name="T48">a presenza di una richiesta nella coda viene segnalata dal MT attraverso una condition signal nel momento in cui </text:span><text:span text:style-name="T49">viene inserita</text:span><text:span text:style-name="T48">, ma i WT sono configurati per controllare (sempre in ambiente mutex locked) </text:span><text:span text:style-name="T49">il contenuto della coda se un determinato lasso di tempo e’ trascorso dall’ultima ricezione del segnale, per evitare che un segnale venga perso quando tutti i thread workers sono occupati.</text:span></text:p>
      <text:p text:style-name="P10"><text:span text:style-name="T5"><text:s/></text:span><text:span text:style-name="T7">Le richieste client</text:span><text:span text:style-name="T5"> verranno lette dai thread workers </text:span><text:span text:style-name="T14">i</text:span><text:span text:style-name="T5">n modo tale da prevenire qualsiasi lettura doppia della stessa richiesta. </text:span><text:span text:style-name="T6">Una richiesta e’ definita </text:span><text:span text:style-name="T15">dal suo valore definito nella </text:span><text:span text:style-name="T6">enum <text:s/>ReqFunctions, </text:span><text:span text:style-name="T16">contenuta</text:span><text:span text:style-name="T6"> in API.h. Il valore enum e’ passato dal</text:span><text:span text:style-name="T17">l’API</text:span><text:span text:style-name="T6"> al server e utilizzato per accedere alla funzione necessaria per completare la richiesta </text:span><text:span text:style-name="T17">attraverso</text:span><text:span text:style-name="T6"> un array di puntatori a funzioni definita lato server. Ad esempio, la chiamata di API readFile() mandera al server il valore enum e_fileRead per indicare la richiesta desiderata. Un qualsiasi threadworker leggera’ quindi il valore enum della richiesta e successivamente chiamera’ la funzione necessaria. </text:span><text:span text:style-name="T7">Queste funzioni leggeranno quindi dal socket, il cui file descriptor viene passato dal MT ad un WT fino a che la richiesta viene completata. </text:span><text:span text:style-name="T18">L</text:span><text:span text:style-name="T7">e informazioni </text:span><text:span text:style-name="T18">passate saranno il nome che </text:span><text:span text:style-name="T7">identifica </text:span><text:span text:style-name="T18">univocamente un file</text:span><text:span text:style-name="T7">, </text:span><text:span text:style-name="T18">i suoi </text:span><text:span text:style-name="T7">contenuti (se idonei alla richiesta) , </text:span><text:span text:style-name="T19">identificatore </text:span><text:span text:style-name="T7">client (attraverso il loro PID), o qualsiasi altra informazione utile per la richiesta. Se la richiesta non puo’ essere completata, per esempio se viene richiesta la read di un file che non esiste nel server, o la write di un file che esiste gia’, </text:span><text:span text:style-name="T8">viene passato un valore &gt;0 (che equivale al codice ERRNO prodotto dall’operazione) al socket, indicando che l’operazione e’ stata annullata, e la funzione API che ha chiamato la richiesta terminera’ restituendo -1 e settando ERRNO al valore mandato dal server. Se invece il valore passato e’ 0, la richiesta e’ valida, e la funzione definita nell’API potra’ quindi mandare i dati necessari per completare l’operazione (ad es. write) o ricevere la risposta del server (ad es. read).</text:span></text:p>
      <text:p text:style-name="P12"><text:span text:style-name="T8">I </text:span><text:span text:style-name="T4">WT indicano al MT se un client socket deve essere nuovamente ascoltato o se non e’ piu attivo tramite una pipe (lettura MT scrittura WT).</text:span></text:p>
      <text:p text:style-name="P11"><text:span text:style-name="T4">Il MT e tutti i WT ignorano i segnali SIGINT, SIGQUIT, SIGHUP e SIGPIPE.</text:span></text:p>
      <text:p text:style-name="P11"><text:span text:style-name="T4">SIGINT, SIGQUIT e SIGHUP vengono gestiti da un <text:s/>apposito signal handler thread, il quale avverte il MT tramite pipe se uno di quei segnali e’ stato ricevuto.</text:span></text:p>
      <text:p text:style-name="P11"><text:span text:style-name="T4">In base al segnale ricevuto, viene interrotta la ricezione di nuove connessioni client (SIGHUP) o </text:span><text:span text:style-name="T9">iniziata immediatamente la procedura di chiusura del server.</text:span></text:p>
      <text:p text:style-name="P12"><text:span text:style-name="T4">In caso di segnale SIGHUP, la chiusura del sever viene eseguita quando non ci sono piu’ socket client aperti.</text:span></text:p>
      <text:p text:style-name="P12"><text:span text:style-name="T4">Per chiudere il server vengono rimosse tutte le richieste dei client presenti nella coda dei WT e aggiunta una richiesta di terminazione di tutti i WT. Se una richiesta e’ in elaborazione da un WT al momento di ricezione di SIGQUIT o SIGINT, essa viene completata prima dell’uscita del thread.</text:span></text:p>
      <text:p text:style-name="P12"><text:span text:style-name="T4">Successivamente alla chiusura di tutti i thread eccetto il MT, Tutta la memoria utilizzata per contenere file e strutture dati di supporto viene liberata.</text:span></text:p>
      <text:p text:style-name="P12"><text:span text:style-name="T4"/></text:p>
      <text:p text:style-name="P31"><text:span text:style-name="T51">Stuttura file system:</text:span></text:p>
      <text:p text:style-name="P16"><text:span text:style-name="T10">Un file e’ definito dal suo path assoluto, interpretato come stringa. Per ricavare il path assoluto viene utilizzata la funzione realpath(), una richiesta all’API di un file non esistente su disco non e’ quindi valida, e viene ignorata.</text:span></text:p>
      <text:p text:style-name="P16"><text:span text:style-name="T10">I file sono organizzati in record, i quali sono contenuti in una tabella hash, in cui sono inseriti in base alla chiave </text:span><text:span text:style-name="T20">(</text:span><text:span text:style-name="T10">di tipo unsigned long</text:span><text:span text:style-name="T20">)</text:span><text:span text:style-name="T10"> generata in base al path assoluto, definito abspath nel codice sorgente del server.</text:span></text:p>
      <text:p text:style-name="P15"><text:soft-page-break/><text:span text:style-name="T4">Non e’ garantito che file con nome diversi generino sempre la stessa chiave, quindi per identificare un file nella tabella e’ utilizzata la chiave per ridurre il numero di ricerche necessarie e abspath per identificare univocamente il file. La tabella e’ protetta da mutex per evitare collisioni tra WT.</text:span></text:p>
      <text:p text:style-name="P16"><text:span text:style-name="T10">La memoria del server e’ fissa e divisa da un certo numero di pagine (definito dalla dimensione pagina passato per config) ed e’ gestita quindi da un array <text:s/>di num pagine elementi , ciascuno di dimesione uguale ad una pagina singola. Per distribuire le pagine tra file viene utilizzata una coda che contiene </text:span><text:span text:style-name="T11">un elemento per ciascuna pagina non attualmente in uso. </text:span><text:span text:style-name="T12">Essa e’ protetta da mutex per evitare che la stessa pagina venga distribuita a piu’ file o altri tipi di comportamenti anomali. Avendo ogni file pagine distinte, e’ quindi possibile eseguire piu’ operazioni di scrittura o lettura sulla memoria principale del server </text:span><text:span text:style-name="T20">in contemporanea </text:span><text:span text:style-name="T12">a patto che vengano eseguite su file diversi.</text:span></text:p>
      <text:p text:style-name="P18"><text:span text:style-name="T12">Per gestire operazioni su file specifici (il cui nome e’ passato come argomento) viene utilizzata la tabella, ma operazioni su un certo numero di file (come la readNFiles) o la rimozione di file in caso di </text:span><text:span text:style-name="T20">raggiungimento </text:span><text:span text:style-name="T12">capacita’ massima <text:s/>nel server (eseguita in ordine FIFO) vengono eseguit</text:span><text:span text:style-name="T20">e</text:span><text:span text:style-name="T12"> attraverso una struttura di supporto, il FileStack.</text:span></text:p>
      <text:p text:style-name="P18"><text:span text:style-name="T12">Esso e’ un array dinamico contenente i nomi di tutti i file </text:span><text:span text:style-name="T50">inseriti</text:span><text:span text:style-name="T12"> nel server </text:span><text:span text:style-name="T21">(non necessariamente attualmente presenti)</text:span><text:span text:style-name="T12">, <text:s/>dal piu’ recente in cima fino al piu’ vecchio in fondo. Se un file viene rimosso esplicitamente dal server (chiamando removeFile), esso non e’ quindi rimosso dallo stack, per evitare un’operazione potenzialmente costosa.</text:span></text:p>
      <text:p text:style-name="P17"><text:span text:style-name="T4">Ogni accesso a file nel filestack passa quindi attraverso la tabella hash per confermare la presenza del file nel server. Quest</text:span><text:span text:style-name="T22">a procedura</text:span><text:span text:style-name="T4"> permette di eseguire l’eliminazione di file in ordine FIFO a tempo costante.</text:span></text:p>
      <text:p text:style-name="P19"><text:span text:style-name="T13">In base alla frequenza di operazioni removeFile, lo stack potrebbe contenere molti file ormai inesistenti, viene quindi chiamata una operazione di deframmentazione dello stack quando esso raggiunge la sua dimensione massima (definito come una proporzione <text:s/>maggiore di 1 del limite file del server), per evitare un overhead eccessivo su operazione che utilizzano lo stack.</text:span></text:p>
      <text:p text:style-name="P20"><text:span text:style-name="T13">U</text:span><text:span text:style-name="T24">n operazione di eliminazione file FIFO </text:span><text:span text:style-name="T23">prende</text:span><text:span text:style-name="T24"> quindi il primo </text:span><text:span text:style-name="T25">file</text:span><text:span text:style-name="T24"> valido </text:span><text:span text:style-name="T23">dallo</text:span><text:span text:style-name="T24"> stack, lo elimina (rimuovendo prima il suo record dalla tabella hash) <text:s/>e restituisce le pagine utilizzate dal file alla coda di pagine. Questa operazione viene chiamata ogni volta che viene raggiunto il numero massimo di file nel server o ogni volta che un file non trova pagine libere (ovvero la dimensione massima e’ stata raggiunta).<text:line-break/></text:span><text:span text:style-name="T26">Dopo questa chiamata lo stack viene anche parzialmente deframmentato, ovvero la cima della struttura e’ impostata alla posizione del file preso, riducendo la frequenza delle chiamate </text:span><text:span text:style-name="T27">di </text:span><text:span text:style-name="T26">defrag necessarie.</text:span></text:p>
      <text:p text:style-name="P44"><text:span text:style-name="T26">L</text:span><text:span text:style-name="T4">e operazioni di lettura e scrittura su file vengono eseguite una pagina per volta.</text:span></text:p>
      <text:p text:style-name="P6">Il record di un file e’ definito dal: nome assoluto (abspath), dimensione file, numero di pagine occupate, valore delle pagine occupate, mutex che protegge il file da operazioni contemporanee da piu’ threads (la quale viene bloccata per qualsiasi operazione che legge o scrive file/valori dei record) e lista di client in stato open.</text:p>
      <text:p text:style-name="P20"><text:span text:style-name="T26"/></text:p>
      <text:p text:style-name="P30"><text:span text:style-name="T53">F</text:span><text:span text:style-name="T52">ile config </text:span><text:span text:style-name="T51">:</text:span></text:p>
      <text:p text:style-name="P21"><text:span text:style-name="T4">il file config e’ letto dal server prima dell’inizializzazione della memoria per file o la creazione di threads</text:span></text:p>
      <text:p text:style-name="P35"><text:span text:style-name="T36">per definire il valore di certi parametri.</text:span></text:p>
      <text:p text:style-name="P21"><text:span text:style-name="T4">Viene chiamata la funzione configGetAll definita in config.c, che esegue il parsing del file passato al server come argomento di linea di comando per settare il valore delle variabili globali definite in config.h, </text:span><text:span text:style-name="T28">in base al loro token identificativo, definito in configGetAll.</text:span></text:p>
      <text:p text:style-name="P22"><text:span text:style-name="T4">Il file avra una struttura del tipo:</text:span></text:p>
      <text:p text:style-name="P22"><text:span text:style-name="T4">config_variable_str <text:s/>= someword </text:span></text:p>
      <text:p text:style-name="P22"><text:span text:style-name="T4">config_variable_str2 <text:s/>= 5</text:span></text:p>
      <text:p text:style-name="P22"><text:span text:style-name="T4">ecc…</text:span></text:p>
      <text:p text:style-name="P23"><text:span text:style-name="T4">I token sono separati da qualsiasi numero di spazi “ “ o di “=”, compresa una </text:span><text:span text:style-name="T37">qualsiasi </text:span><text:span text:style-name="T4">combinazione di essi</text:span><text:span text:style-name="T29"> </text:span></text:p>
      <text:p text:style-name="P23"><text:span text:style-name="T29">Sono valide quindi line del tipo</text:span></text:p>
      <text:p text:style-name="P24"><text:span text:style-name="T4">var_value <text:s text:c="8"/>4</text:span></text:p>
      <text:p text:style-name="P24"><text:span text:style-name="T4">var_value <text:s text:c="2"/>= <text:s text:c="3"/>5</text:span></text:p>
      <text:p text:style-name="P24"><text:span text:style-name="T4">var_value <text:s/>== <text:s text:c="2"/>someword</text:span></text:p>
      <text:p text:style-name="P24"><text:span text:style-name="T4">var_value = = = = = 3</text:span></text:p>
      <text:p text:style-name="P25"><text:span text:style-name="T29">Questo permette <text:s/>di formattare il file config in base alle preferenze di chi lo scrive.</text:span></text:p>
      <text:p text:style-name="P26"><text:span text:style-name="T29">S</text:span><text:span text:style-name="T4">e sono presenti piu’ token identici, viene utilizzato il primo valore <text:s/>trovato e ignorati quelli che si trovano piu’ avanti nel file.</text:span></text:p>
      <text:p text:style-name="P27"><text:span text:style-name="T30">E’ possibile aggiungere un commento alla linea di config </text:span><text:span text:style-name="T35">utilizzando</text:span><text:span text:style-name="T30"> un ulteriore separatore dopo il valore desiderato, <text:s/>ad esempio:</text:span></text:p>
      <text:p text:style-name="P26"><text:soft-page-break/><text:span text:style-name="T4">mem_size = 45 MB <text:s/><text:tab/><text:tab/><text:tab/><text:tab/><text:tab/><text:tab/>| <text:s/>→ MB non viene letto </text:span><text:span text:style-name="T31">dal parser</text:span></text:p>
      <text:p text:style-name="P29"><text:span text:style-name="T31">w</text:span><text:span text:style-name="T33">eird_value = 457295 </text:span><text:span text:style-name="T32">comment explaining use of weird value</text:span><text:span text:style-name="T33"><text:tab/>| <text:s/>→</text:span><text:span text:style-name="T34"> qualsiasi cosa dopo il <text:s/></text:span><text:span text:style-name="T38">secondo</text:span><text:span text:style-name="T34">token<text:tab/><text:tab/><text:tab/><text:tab/><text:tab/><text:tab/><text:tab/><text:tab/> <text:s text:c="7"/>viene ignorata</text:span></text:p>
      <text:p text:style-name="P43"><text:span text:style-name="T34">P</text:span><text:span text:style-name="T4">er accedere a variabili condivise tra threads vengono usate le funzioni protette da mutex configReadInt e configReadSizeT.</text:span></text:p>
      <text:p text:style-name="P33"><text:span text:style-name="T55">S</text:span><text:span text:style-name="T51">celte implementative dell’API:</text:span></text:p>
      <text:p text:style-name="P36"><text:span text:style-name="T72">openFile/closeFile :</text:span><text:span text:style-name="T40"> l’apertura o chiusura di un file da un client e’ definito dal suo PID. Esso viene passato via socket per le operazioni che richiedono che un file sia aperto per terminare con successo (read,write,remove,ecc…). </text:span><text:span text:style-name="T39">I PID</text:span><text:span text:style-name="T40"> vengono inseriti in una coda di client PID </text:span><text:span text:style-name="T40">( </text:span><text:span text:style-name="T41">PID </text:span><text:span text:style-name="T40">che hanno attualmente il file aperto), contenuta nel file record. </text:span><text:span text:style-name="T39">La velocita’ di verifica che un client abbia un file in modalita’ aperta dipende quindi dal numero di client che hanno il file in stato opened, e’ quindi preferibile per un programma qualsiasi che utilizzi l’API chiudere un file non appena non ne abbia piu’ bisogno.</text:span></text:p>
      <text:p text:style-name="P37"><text:span text:style-name="T70">w</text:span><text:span text:style-name="T71">riteFile <text:s text:c="2"/>:</text:span><text:span text:style-name="T42"> <text:s/>Scritture di file vuoti o sovrascritture a file con contenuto gia’ presente sono rifiutate.</text:span></text:p>
      <text:p text:style-name="P38"><text:span text:style-name="T69">r</text:span><text:span text:style-name="T70">eadNFile :</text:span><text:span text:style-name="T43"> <text:s/>La lettura di n file viene eseguita creando una copia del FileStack deframmentato, i cui elementi sono </text:span><text:span text:style-name="T44">messi</text:span><text:span text:style-name="T43"> in ordine casuale. </text:span><text:span text:style-name="T45">V</text:span><text:span text:style-name="T43">engono letti i primi n elementi della copia. Se un file viene eliminato dal server durante l’operazione, </text:span><text:span text:style-name="T45">esso non viene letto, non e’ quindi garantito che la readN legga n file, ma potrebbe restituirne di meno.Questo viene fatto perche’ eseguire la lock di tutti i file che richiede la readNFiles rallenterebbe significativamente operazioni come la lettura,open,close,ecc di file singoli.</text:span></text:p>
      <text:p text:style-name="P41"><text:span text:style-name="T45">I</text:span><text:span text:style-name="T4">l nome del file spedito equivale ad abspath meno qualsiasi riferimento alla directory di provenienza, se un file e’ gia presente nella directory passata ad readNFiles esso viene sovrascritto.</text:span></text:p>
      <text:p text:style-name="P38"><text:span text:style-name="T45"/></text:p>
      <text:p text:style-name="P32"><text:span text:style-name="T54">S</text:span><text:span text:style-name="T51">celte implementative client :</text:span></text:p>
      <text:p text:style-name="P39"><text:span text:style-name="T66">p</text:span><text:span text:style-name="T67">arametro -d </text:span><text:span text:style-name="T68">dir </text:span><text:span text:style-name="T67">:</text:span><text:span text:style-name="T46"> operazioni di lettura che chiamano -d devono passare una directory esistente, in caso contrario la funzione API non viene chiamata (la funzione API chiamata con directory non nulla e non valida restituisce errore).</text:span></text:p>
      <text:p text:style-name="P40"><text:span text:style-name="T73">parametro -w dir :</text:span><text:span text:style-name="T57"> se passata una directory inesistente la funzione API chiamata restituisce errore.</text:span></text:p>
      <text:p text:style-name="P42"><text:span text:style-name="T74">parametro -t msec :</text:span><text:span text:style-name="T58"> <text:s/>-t setta un delay a tutte le richieste del client </text:span><text:span text:style-name="T62">che seguono il parametro -t </text:span><text:span text:style-name="T60">.</text:span></text:p>
      <text:p text:style-name="P42"><text:span text:style-name="T61">ripetere -t equivale a sovrascrivere il valore del delay.</text:span><text:span text:style-name="T60"> Questo permette di variare il tempo di attesa nella stessa lista di richieste client. </text:span></text:p>
      <text:p text:style-name="P42"><text:span text:style-name="T60"/></text:p>
      <text:p text:style-name="P34"><text:span text:style-name="T60">T</text:span><text:span text:style-name="T59">ests:</text:span></text:p>
      <text:p text:style-name="P13"><text:span text:style-name="T65">test1:</text:span><text:span text:style-name="T59"> vengono eseguite ogni operazione supportata dal client su file prodotti dallo script createFiles.sh</text:span></text:p>
      <text:p text:style-name="P13"><text:span text:style-name="T59">viene inoltre controllato che i file scritti coincidono con i file letti dal server, che la readNFiles possa leggere ogni file dal server e che sia possibile rimuovere ogni file dal server con -c.</text:span></text:p>
      <text:p text:style-name="P14"><text:span text:style-name="T65">test2:</text:span><text:span text:style-name="T59"> viene eseguita la scrittura di file_num files (definito nello script) al server <text:s/>e parsato l’output del server e dei client per verificare che <text:s/>i file vengano rimossi correttamente e che non siano piu’ presenti nel server una volta rimossi.</text:span></text:p>
      <text:p text:style-name="P2"><text:span text:style-name="T1"/></text:p>
      <text:p text:style-name="P2"><text:span text:style-name="T63">r</text:span><text:span text:style-name="T64">epository github pubblica </text:span><text:span text:style-name="T3">:</text:span><text:span text:style-name="T1"> https://github.com/JulianDuff/Progetto_SOL_2021</text:span></text:p>
      <text:p text:style-name="P29"><text:span text:style-name="T34"/></text:p>
      <text:p text:style-name="P28"><text:span text:style-name="T4"/></text:p>
      <text:p text:style-name="P17"><text:span text:style-name="T4"/></text:p>
      <text:p text:style-name="P9"><text:span text:style-name="T6"/></text:p>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1T12:18:57.798507437</meta:creation-date>
    <dc:date>2021-07-11T18:30:22.651442007</dc:date>
    <meta:editing-duration>PT4H42M46S</meta:editing-duration>
    <meta:editing-cycles>69</meta:editing-cycles>
    <meta:generator>LibreOffice/6.4.7.2$Linux_X86_64 LibreOffice_project/40$Build-2</meta:generator>
    <meta:document-statistic meta:table-count="0" meta:image-count="0" meta:object-count="0" meta:page-count="3" meta:paragraph-count="63" meta:word-count="1890" meta:character-count="11889" meta:non-whitespace-character-count="9994"/>
  </office:meta>
</office:document-meta>
</file>